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7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cm" svg:height="1.6cm" svg:x="2.3cm" svg:y="7.1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cm" svg:height="1.6cm" svg:x="2.3cm" svg:y="5.5cm">
          <text:p text:style-name="P1">Sim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cm" svg:height="1.6cm" svg:x="2.3cm" svg:y="3.9cm">
          <text:p text:style-name="P1">SimOne-Examp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1:26:34.781597758</meta:creation-date>
    <dc:date>2017-03-16T11:29:22.263226393</dc:date>
    <meta:editing-duration>PT2M47S</meta:editing-duration>
    <meta:editing-cycles>1</meta:editing-cycles>
    <meta:generator>LibreOffice/5.2.6.2$Linux_X86_64 LibreOffice_project/20$Build-2</meta:generator>
    <meta:document-statistic meta:object-count="3"/>
  </office:meta>
</office:document-meta>
</file>